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/>
    <style:font-face style:name="DejaVu Sans" svg:font-family="'DejaVu Sans'"/>
    <style:font-face style:name="F" svg:font-family="" style:font-family-generic="roman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Courier New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name-complex="Courier New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fo:color="#800000" style:font-name="Courier New"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2" style:family="text">
      <style:text-properties style:font-name="Courier New" fo:font-size="10pt" style:font-name-asian="Courier New" style:font-name-complex="Courier New" style:font-size-asian="10pt" style:font-size-complex="10pt" fo:color="#000000"/>
    </style:style>
    <style:style style:name="T3" style:family="text">
      <style:text-properties style:font-name="Courier New" fo:font-size="10pt" style:font-name-asian="Courier New" style:font-name-complex="Courier New" style:font-size-asian="10pt" style:font-size-complex="10pt" fo:color="#800000" fo:font-weight="bold" style:font-weight-asian="bold" style:font-weight-complex="bold"/>
    </style:style>
    <style:style style:name="T4" style:family="text">
      <style:text-properties style:font-name="Courier New" fo:font-size="10pt" style:font-name-asian="Courier New" style:font-name-complex="Courier New" style:font-size-asian="10pt" style:font-size-complex="10pt" fo:color="#0000ff"/>
    </style:style>
    <style:style style:name="T5" style:family="text">
      <style:text-properties style:font-name="Courier New" fo:font-size="10pt" style:font-name-asian="Courier New" style:font-name-complex="Courier New" style:font-size-asian="10pt" style:font-size-complex="10pt" fo:color="#ff0000"/>
    </style:style>
    <style:style style:name="T6" style:family="text">
      <style:text-properties style:font-name="Courier New" fo:font-size="10pt" style:font-name-asian="Courier New" style:font-name-complex="Courier New" style:font-size-asian="10pt" style:font-size-complex="10pt" fo:color="#00008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RDB$FIELD_NAME</text:p>
          </table:table-cell>
          <table:table-cell table:style-name="ce5" office:value-type="string" calcext:value-type="string">
            <text:p>RDB$RELATION_NAME</text:p>
          </table:table-cell>
          <table:table-cell table:style-name="ce5" office:value-type="string" calcext:value-type="string">
            <text:p>RDB$GENERATOR_NAME</text:p>
          </table:table-cell>
          <table:table-cell/>
        </table:table-row>
        <table:table-row table:style-name="ro1">
          <table:table-cell table:style-name="ce6" office:value-type="string" calcext:value-type="string">
            <text:p>AsId <text:s text:c="119"/></text:p>
          </table:table-cell>
          <table:table-cell table:style-name="ce6" office:value-type="string" calcext:value-type="string">
            <text:p>Asistencias <text:s text:c="112"/></text:p>
          </table:table-cell>
          <table:table-cell table:style-name="ce6" office:value-type="string" calcext:value-type="string">
            <text:p>RDB$26 <text:s text:c="117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cId <text:s text:c="119"/></text:p>
          </table:table-cell>
          <table:table-cell table:style-name="ce6" office:value-type="string" calcext:value-type="string">
            <text:p>AsistenciasColaborador <text:s text:c="101"/></text:p>
          </table:table-cell>
          <table:table-cell table:style-name="ce6" office:value-type="string" calcext:value-type="string">
            <text:p>RDB$44 <text:s text:c="117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ClId <text:s text:c="119"/></text:p>
          </table:table-cell>
          <table:table-cell table:style-name="ce6" office:value-type="string" calcext:value-type="string">
            <text:p>Clientes <text:s text:c="115"/></text:p>
          </table:table-cell>
          <table:table-cell table:style-name="ce6" office:value-type="string" calcext:value-type="string">
            <text:p>RDB$18 <text:s text:c="117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fId <text:s text:c="119"/></text:p>
          </table:table-cell>
          <table:table-cell table:style-name="ce6" office:value-type="string" calcext:value-type="string">
            <text:p>Configuracion <text:s text:c="110"/></text:p>
          </table:table-cell>
          <table:table-cell table:style-name="ce6" office:value-type="string" calcext:value-type="string">
            <text:p>RDB$37 <text:s text:c="117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DacId <text:s text:c="118"/></text:p>
          </table:table-cell>
          <table:table-cell table:style-name="ce6" office:value-type="string" calcext:value-type="string">
            <text:p>DetallesAsistColaborador <text:s text:c="99"/></text:p>
          </table:table-cell>
          <table:table-cell table:style-name="ce6" office:value-type="string" calcext:value-type="string">
            <text:p>RDB$47 <text:s text:c="117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DaId <text:s text:c="119"/></text:p>
          </table:table-cell>
          <table:table-cell table:style-name="ce6" office:value-type="string" calcext:value-type="string">
            <text:p>DetallesAsistencia <text:s text:c="105"/></text:p>
          </table:table-cell>
          <table:table-cell table:style-name="ce6" office:value-type="string" calcext:value-type="string">
            <text:p>RDB$15 <text:s text:c="117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DcId <text:s text:c="119"/></text:p>
          </table:table-cell>
          <table:table-cell table:style-name="ce6" office:value-type="string" calcext:value-type="string">
            <text:p>DetallesFacColaboradores <text:s text:c="99"/></text:p>
          </table:table-cell>
          <table:table-cell table:style-name="ce6" office:value-type="string" calcext:value-type="string">
            <text:p>RDB$49 <text:s text:c="117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DpId <text:s text:c="119"/></text:p>
          </table:table-cell>
          <table:table-cell table:style-name="ce6" office:value-type="string" calcext:value-type="string">
            <text:p>DetallesFactProforma <text:s text:c="103"/></text:p>
          </table:table-cell>
          <table:table-cell table:style-name="ce6" office:value-type="string" calcext:value-type="string">
            <text:p>RDB$51 <text:s text:c="117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DfId <text:s text:c="119"/></text:p>
          </table:table-cell>
          <table:table-cell table:style-name="ce6" office:value-type="string" calcext:value-type="string">
            <text:p>DetallesFactura <text:s text:c="108"/></text:p>
          </table:table-cell>
          <table:table-cell table:style-name="ce6" office:value-type="string" calcext:value-type="string">
            <text:p>RDB$8 <text:s text:c="118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FaId <text:s text:c="119"/></text:p>
          </table:table-cell>
          <table:table-cell table:style-name="ce6" office:value-type="string" calcext:value-type="string">
            <text:p>Facturas <text:s text:c="115"/></text:p>
          </table:table-cell>
          <table:table-cell table:style-name="ce6" office:value-type="string" calcext:value-type="string">
            <text:p>RDB$5 <text:s text:c="118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FcId <text:s text:c="119"/></text:p>
          </table:table-cell>
          <table:table-cell table:style-name="ce6" office:value-type="string" calcext:value-type="string">
            <text:p>FacturasColaboradores <text:s text:c="102"/></text:p>
          </table:table-cell>
          <table:table-cell table:style-name="ce6" office:value-type="string" calcext:value-type="string">
            <text:p>RDB$48 <text:s text:c="117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FpId <text:s text:c="119"/></text:p>
          </table:table-cell>
          <table:table-cell table:style-name="ce6" office:value-type="string" calcext:value-type="string">
            <text:p>FacturasProforma <text:s text:c="107"/></text:p>
          </table:table-cell>
          <table:table-cell table:style-name="ce6" office:value-type="string" calcext:value-type="string">
            <text:p>RDB$52 <text:s text:c="117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GaId <text:s text:c="119"/></text:p>
          </table:table-cell>
          <table:table-cell table:style-name="ce6" office:value-type="string" calcext:value-type="string">
            <text:p>Gastos <text:s text:c="117"/></text:p>
          </table:table-cell>
          <table:table-cell table:style-name="ce6" office:value-type="string" calcext:value-type="string">
            <text:p>RDB$9 <text:s text:c="118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aId <text:s text:c="119"/></text:p>
          </table:table-cell>
          <table:table-cell table:style-name="ce6" office:value-type="string" calcext:value-type="string">
            <text:p>Parametros <text:s text:c="113"/></text:p>
          </table:table-cell>
          <table:table-cell table:style-name="ce6" office:value-type="string" calcext:value-type="string">
            <text:p>RDB$50 <text:s text:c="117"/></text:p>
          </table:table-cell>
          <table:table-cell/>
        </table:table-row>
        <table:table-row table:style-name="ro1">
          <table:table-cell table:style-name="ce6" office:value-type="string" calcext:value-type="string">
            <text:p>PrId <text:s text:c="119"/></text:p>
          </table:table-cell>
          <table:table-cell table:style-name="ce6" office:value-type="string" calcext:value-type="string">
            <text:p>Proveedores <text:s text:c="112"/></text:p>
          </table:table-cell>
          <table:table-cell table:style-name="ce6" office:value-type="string" calcext:value-type="string">
            <text:p>RDB$22 <text:s text:c="117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SfId <text:s text:c="119"/></text:p>
          </table:table-cell>
          <table:table-cell table:style-name="ce6" office:value-type="string" calcext:value-type="string">
            <text:p>SeriesFactura <text:s text:c="110"/></text:p>
          </table:table-cell>
          <table:table-cell table:style-name="ce6" office:value-type="string" calcext:value-type="string">
            <text:p>RDB$12 <text:s text:c="117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TrId <text:s text:c="119"/></text:p>
          </table:table-cell>
          <table:table-cell table:style-name="ce6" office:value-type="string" calcext:value-type="string">
            <text:p>TiposRetencion <text:s text:c="109"/></text:p>
          </table:table-cell>
          <table:table-cell table:style-name="ce6" office:value-type="string" calcext:value-type="string">
            <text:p>RDB$35 <text:s text:c="117"/>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ce3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SELECT RDB$GENERATOR_NAME FROM RDB$RELATION_FIELDS WHERE RDB$FIELD_NAME = 'NOMBRE_CAMPO';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4"/>
          <table:table-cell table:style-name="ce3"/>
          <table:table-cell table:number-columns-repeated="2"/>
        </table:table-row>
        <table:table-row table:style-name="ro1">
          <table:table-cell table:style-name="ce4" office:value-type="string" calcext:value-type="string">
            <text:p>ALTER SEQUENCE NOMBRE_GENERADOR RESTART WITH NUEVO_VALOR; </text:p>
          </table:table-cell>
          <table:table-cell table:style-name="ce3"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RDB$26 </text:span><text:span text:style-name="T3">RESTART</text:span><text:span text:style-name="T2"> </text:span><text:span text:style-name="T3">WITH</text:span><text:span text:style-name="T2"> </text:span><text:span text:style-name="T4">0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</text:span><text:span text:style-name="T6">RDB$44</text:span><text:span text:style-name="T2"> </text:span><text:span text:style-name="T3">RESTART</text:span><text:span text:style-name="T2"> </text:span><text:span text:style-name="T3">WITH</text:span><text:span text:style-name="T2"> </text:span><text:span text:style-name="T4">0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RDB$18 </text:span><text:span text:style-name="T3">RESTART</text:span><text:span text:style-name="T2"> </text:span><text:span text:style-name="T3">WITH</text:span><text:span text:style-name="T2"> </text:span><text:span text:style-name="T4">1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RDB$37 </text:span><text:span text:style-name="T3">RESTART</text:span><text:span text:style-name="T2"> </text:span><text:span text:style-name="T3">WITH</text:span><text:span text:style-name="T2"> </text:span><text:span text:style-name="T4">2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</text:span><text:span text:style-name="T6">RDB$47</text:span><text:span text:style-name="T2"> </text:span><text:span text:style-name="T3">RESTART</text:span><text:span text:style-name="T2"> </text:span><text:span text:style-name="T3">WITH</text:span><text:span text:style-name="T2"> </text:span><text:span text:style-name="T4">0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RDB$15 </text:span><text:span text:style-name="T3">RESTART</text:span><text:span text:style-name="T2"> </text:span><text:span text:style-name="T3">WITH</text:span><text:span text:style-name="T2"> </text:span><text:span text:style-name="T4">0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RDB$49 </text:span><text:span text:style-name="T3">RESTART</text:span><text:span text:style-name="T2"> </text:span><text:span text:style-name="T3">WITH</text:span><text:span text:style-name="T2"> </text:span><text:span text:style-name="T4">0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</text:span><text:span text:style-name="T6">RDB$51</text:span><text:span text:style-name="T2"> </text:span><text:span text:style-name="T3">RESTART</text:span><text:span text:style-name="T2"> </text:span><text:span text:style-name="T3">WITH</text:span><text:span text:style-name="T2"> </text:span><text:span text:style-name="T4">0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RDB$8 </text:span><text:span text:style-name="T3">RESTART</text:span><text:span text:style-name="T2"> </text:span><text:span text:style-name="T3">WITH</text:span><text:span text:style-name="T2"> </text:span><text:span text:style-name="T4">0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RDB$5 </text:span><text:span text:style-name="T3">RESTART</text:span><text:span text:style-name="T2"> </text:span><text:span text:style-name="T3">WITH</text:span><text:span text:style-name="T2"> </text:span><text:span text:style-name="T4">0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RDB$48 </text:span><text:span text:style-name="T3">RESTART</text:span><text:span text:style-name="T2"> </text:span><text:span text:style-name="T3">WITH</text:span><text:span text:style-name="T2"> </text:span><text:span text:style-name="T4">0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</text:span><text:span text:style-name="T6">RDB$52</text:span><text:span text:style-name="T2"> </text:span><text:span text:style-name="T3">RESTART</text:span><text:span text:style-name="T2"> </text:span><text:span text:style-name="T3">WITH</text:span><text:span text:style-name="T2"> </text:span><text:span text:style-name="T4">0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RDB$9 </text:span><text:span text:style-name="T3">RESTART</text:span><text:span text:style-name="T2"> </text:span><text:span text:style-name="T3">WITH</text:span><text:span text:style-name="T2"> </text:span><text:span text:style-name="T4">0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</text:span><text:span text:style-name="T6">RDB$50</text:span><text:span text:style-name="T2"> </text:span><text:span text:style-name="T3">RESTART</text:span><text:span text:style-name="T2"> </text:span><text:span text:style-name="T3">WITH</text:span><text:span text:style-name="T2"> </text:span><text:span text:style-name="T4">0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RDB$22 </text:span><text:span text:style-name="T3">RESTART</text:span><text:span text:style-name="T2"> </text:span><text:span text:style-name="T3">WITH</text:span><text:span text:style-name="T2"> </text:span><text:span text:style-name="T4">6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RDB$12 </text:span><text:span text:style-name="T3">RESTART</text:span><text:span text:style-name="T2"> </text:span><text:span text:style-name="T3">WITH</text:span><text:span text:style-name="T2"> </text:span><text:span text:style-name="T4">6</text:span><text:span text:style-name="T5">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3">SEQUENCE</text:span><text:span text:style-name="T2"> RDB$35 </text:span><text:span text:style-name="T3">RESTART</text:span><text:span text:style-name="T2"> </text:span><text:span text:style-name="T3">WITH</text:span><text:span text:style-name="T2"> </text:span><text:span text:style-name="T4">1</text:span><text:span text:style-name="T5">;</text:span>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 table:number-rows-repeated="1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Hoja1.A1:Hoja1.B1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/>
    <style:font-face style:name="DejaVu Sans" svg:font-family="'DejaVu Sans'"/>
    <style:font-face style:name="F" svg:font-family="" style:font-family-generic="roman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15:04:12.93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 C. Sanz</meta:initial-creator>
    <meta:creation-date>2023-07-10T14:30:06.293000000</meta:creation-date>
    <dc:date>2023-07-10T15:17:40.333000000</dc:date>
    <dc:creator>Juan C. Sanz</dc:creator>
    <meta:editing-duration>PT40M19S</meta:editing-duration>
    <meta:editing-cycles>6</meta:editing-cycles>
    <meta:generator>LibreOffice/7.5.4.2$Windows_X86_64 LibreOffice_project/36ccfdc35048b057fd9854c757a8b67ec53977b6</meta:generator>
    <meta:document-statistic meta:table-count="1" meta:cell-count="89" meta:object-count="0"/>
  </office:meta>
</office:document-meta>
</file>